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3698" officeooo:paragraph-rsid="00103698"/>
    </style:style>
    <style:style style:name="P2" style:family="paragraph" style:parent-style-name="Standard">
      <style:paragraph-properties fo:text-align="start" style:justify-single-word="false"/>
      <style:text-properties officeooo:rsid="00103698" officeooo:paragraph-rsid="00103698"/>
    </style:style>
    <style:style style:name="P3" style:family="paragraph" style:parent-style-name="Standard">
      <style:paragraph-properties fo:text-align="start" style:justify-single-word="false"/>
      <style:text-properties officeooo:rsid="0013c124" officeooo:paragraph-rsid="0013c124"/>
    </style:style>
    <style:style style:name="P4" style:family="paragraph" style:parent-style-name="Standard">
      <style:paragraph-properties fo:text-align="start" style:justify-single-word="false"/>
      <style:text-properties officeooo:rsid="0015f603" officeooo:paragraph-rsid="0015f603"/>
    </style:style>
    <style:style style:name="P5" style:family="paragraph" style:parent-style-name="Standard">
      <style:paragraph-properties fo:text-align="start" style:justify-single-word="false"/>
      <style:text-properties officeooo:rsid="00176405" officeooo:paragraph-rsid="00176405"/>
    </style:style>
    <style:style style:name="T1" style:family="text">
      <style:text-properties officeooo:rsid="0014a2a0"/>
    </style:style>
    <style:style style:name="T2" style:family="text">
      <style:text-properties officeooo:rsid="00176405"/>
    </style:style>
    <style:style style:name="T3" style:family="text">
      <style:text-properties officeooo:rsid="00182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OSI</text:p>
      <text:p text:style-name="P2"/>
      <text:p text:style-name="P3">El modelo OSI se divide en capas, mientras mas baja la capa menos “inteligencia” tiene, por ej: capa 1 podrian ser cables tanto como compuertas logicas, <text:span text:style-name="T1">mientras que las ultimas capas podrian ser teclado monitor.</text:span></text:p>
      <text:p text:style-name="P3"/>
      <text:p text:style-name="P4">Se divide en 7 capas</text:p>
      <text:p text:style-name="P3"/>
      <text:p text:style-name="P4">Capa 1: Fisica</text:p>
      <text:p text:style-name="P4">Capa 2: Enlace de datos</text:p>
      <text:p text:style-name="P4">Capa 3: <text:span text:style-name="T2">Red</text:span></text:p>
      <text:p text:style-name="P5">Capa 4: Transporte</text:p>
      <text:p text:style-name="P5">Capa 5: Sesion</text:p>
      <text:p text:style-name="P5">Capa 6: <text:span text:style-name="T3">Presentacion</text:span></text:p>
      <text:p text:style-name="P5">Capa 7: Aplicac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20:03:25.803783609</meta:creation-date>
    <dc:date>2022-03-02T20:48:47.519815938</dc:date>
    <meta:editing-duration>PT34M59S</meta:editing-duration>
    <meta:editing-cycles>6</meta:editing-cycles>
    <meta:generator>LibreOffice/7.3.0.3$Linux_X86_64 LibreOffice_project/30$Build-3</meta:generator>
    <meta:document-statistic meta:table-count="0" meta:image-count="0" meta:object-count="0" meta:page-count="1" meta:paragraph-count="10" meta:word-count="65" meta:character-count="360" meta:non-whitespace-character-count="305"/>
  </office:meta>
</office:document-meta>
</file>